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Info.setElementDescriptor( ElementDescriptor elemen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.get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.setIDREFAttributeName( String idref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.findIDAttrib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BeanInfo.setIDAttributeName( String id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.getElemen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.getID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Info.setBeanClass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.getIDREF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Info.getI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Info.XMLBeanInfo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